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text:span text:style-name="T8">void KoTextLoader::loadHeading(const KoXmlElement &amp;element, QTextCursor &amp;cursor)</text:span></text:p>
      <text:p text:style-name="P6"><text:span text:style-name="T8">line 728</text:span></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56</meta:editing-cycles>
    <dc:date>2021-11-22T22:02:35</dc:date>
    <meta:creation-date>2008-08-22T11:41:04</meta:creation-date>
  </office:meta>
</office:document-meta>
</file>